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s la amplia ventana de cristal, de espaldas a la ciudad, en vez de cena, vino y relatos; están bailando con risas, al ritmo del cartoncito empapado de ácido con el que lo esperaba Sofia. La noche se alarga, sinuosamente, entre sensualidad y fantasías, que se materializan a la sombra de la droga. La noche marcha, mágica, marcando el paso por sus mentes y sus recuerdos futuros, la noche va a ser infinita, va a durar hasta que se les apague el cerebro.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0T18:32:07.73</meta:creation-date>
    <dc:date>2010-11-30T18:49:22</dc:date>
    <meta:editing-duration>PT01H26M35S</meta:editing-duration>
    <meta:editing-cycles>38</meta:editing-cycles>
    <meta:generator>OpenOffice.org/3.2$Linux OpenOffice.org_project/320m12$Build-9483</meta:generator>
    <dc:creator>Miguel Iglesias</dc:creator>
    <meta:document-statistic meta:table-count="0" meta:image-count="0" meta:object-count="0" meta:page-count="1" meta:paragraph-count="1" meta:word-count="83" meta:character-count="457"/>
  </office:meta>
</office:document-meta>
</file>